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47C5B0004E9B3D4344AC0.wmf"/>
  <manifest:file-entry manifest:media-type="" manifest:full-path="Pictures/2000000700047C5B0004FCD217FC370C.wmf"/>
  <manifest:file-entry manifest:media-type="" manifest:full-path="Pictures/2000000700047C5B00048485541ADFFC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Arial CYR" svg:font-family="'Arial CYR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/>
    <style:style style:name="P3" style:family="paragraph" style:parent-style-name="Standard" style:master-page-name="Standard">
      <style:paragraph-properties style:page-number="auto"/>
      <style:text-properties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1" fo:font-size="10pt" fo:language="en" fo:country="US" style:font-name-asian="Arial1" style:font-size-asian="10pt" style:font-name-complex="Arial1" style:font-size-complex="10pt"/>
    </style:style>
    <style:style style:name="fr1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QSP-плеер для PocketBook предназначен для чтения интерактивных книг, написанных в формате QSP (<text:a xlink:type="simple" xlink:href="http://qsp.su/">http://qsp.su</text:a>).</text:p>
      <text:p text:style-name="P1"/>
      <text:p text:style-name="P1">Для установки приложения скопируйте файл qsp.app в каталог games на устройстве.</text:p>
      <text:p text:style-name="P1"/>
      <text:p text:style-name="P1">Интерактивные книги в формате QSP можно взять, например, здесь:</text:p>
      <text:p text:style-name="P1"><text:a xlink:type="simple" xlink:href="http://qsp.su/files/index.php?subcat=2">http://qsp.su/files/index.php?subcat=2</text:a></text:p>
      <text:p text:style-name="P1"/>
      <text:p text:style-name="P1">На этом же сайте можно загрузить редактор и плееры книг для разных платформ:</text:p>
      <text:p text:style-name="P1"><text:a xlink:type="simple" xlink:href="http://qsp.su/files/index.php?subcat=1">http://qsp.su/files/index.php?subcat=1</text:a></text:p>
      <text:p text:style-name="P1"/>
      <text:p text:style-name="P1">Для того чтобы прочитать QSP-книгу на PocketBook, ее нужно скопировать в отдельный каталог на устройстве. Например, для того чтобы прочитать книгу "Похождения бравого кота Филимона" (<text:a xlink:type="simple" xlink:href="http://qsp.su/files/comment.php?dlid=74">http://qsp.su/files/comment.php?dlid=74</text:a>) создайте каталог filimon и скопируйте туда файлы книги: filimon.qsp и fil.jpg.</text:p>
      <text:p text:style-name="P1"/>
      <text:p text:style-name="P1">Основное окно приложения содержит кнопки для вызова главного меню, перехода к списку предметов, панель основного описания и список действий.</text:p>
      <text:p text:style-name="P1">С помощью главного меню можно открыть новую книгу (выбрав каталог с книгой), выбрать размер шрифта, выполнить быстрое сохранение и загрузку текущей ситуации и начать чтение сначала.</text:p>
      <text:p text:style-name="P1"/>
      <text:p text:style-name="P1">Переключаться между элементами интерфейса можно с помощью кнопок джойстка. Для того чтобы открыть меню или список предметов, выполнить действие или выбрать предмет, выберите соответствующий элемент интерфейса и нажмите на центральную кнопку. </text:p>
      <text:p text:style-name="P1"/>
      <text:p text:style-name="P2"><text:span text:style-name="T1">Если описание или элементы списка не умещаются на экране, они разбиваются на несколько страниц (под текстом появляются индикаторы "</text:span><text:span text:style-name="T2">&lt;&lt;&lt;</text:span><text:span text:style-name="T1">"</text:span><text:span text:style-name="T2"> </text:span><text:span text:style-name="T1">и "</text:span><text:span text:style-name="T2">&gt;&gt;&gt;</text:span><text:span text:style-name="T1">").</text:span></text:p>
      <text:p text:style-name="P2"><text:span text:style-name="T1">Для перехода по страницам используйте кнопки "влево", "вправо"</text:span><text:span text:style-name="T2">.</text:span></text:p>
      <text:p text:style-name="P1"/>
      <text:p text:style-name="P4"><draw:frame draw:style-name="fr1" draw:name="graphics1" text:anchor-type="as-char" svg:width="11.111cm" svg:height="12.169cm" draw:z-index="0"><draw:image xlink:href="Pictures/2000000700047C5B0004E9B3D4344AC0.wmf" xlink:type="simple" xlink:show="embed" xlink:actuate="onLoad"/></draw:frame></text:p>
      <text:p text:style-name="P1"/>
      <text:p text:style-name="P1"><text:soft-page-break/>В окне предметов отображается список предметов и дополнительное описание, которое, как правило содержит информацию о выбранном предмете. В зависимости от фантазии автора, здесь может также описываться состояние героя, время оставшееся до конца выполнения задания и т.д.</text:p>
      <text:p text:style-name="P1">Для того чтобы сделать предмет активным, выберите его и нажмите центральную кнопку. Повторное нажатие центральной кнопки закроет окно предметов. <text:s/></text:p>
      <text:p text:style-name="P1"><text:s/></text:p>
      <text:p text:style-name="P1"><draw:frame draw:style-name="fr1" draw:name="graphics2" text:anchor-type="as-char" svg:width="11.111cm" svg:height="11.19cm" draw:z-index="1"><draw:image xlink:href="Pictures/2000000700047C5B00048485541ADFFC.wmf" xlink:type="simple" xlink:show="embed" xlink:actuate="onLoad"/></draw:frame></text:p>
      <text:p text:style-name="P1"/>
      <text:p text:style-name="P1">Если выбранный предмет применим в данной ситуации, то в списке действий появится новое действие, позволяющее его использовать.</text:p>
      <text:p text:style-name="P1"/>
      <text:p text:style-name="P1"><text:soft-page-break/><draw:frame draw:style-name="fr1" draw:name="graphics3" text:anchor-type="as-char" svg:width="11.111cm" svg:height="12.354cm" draw:z-index="2"><draw:image xlink:href="Pictures/2000000700047C5B0004FCD217FC370C.wmf" xlink:type="simple" xlink:show="embed" xlink:actuate="onLoad"/></draw:frame></text:p>
      <text:p text:style-name="P1"/>
      <text:p text:style-name="P1">Приятного чтения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Arial CYR" svg:font-family="'Arial CYR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Arial CYR" fo:font-size="12pt" fo:language="ru" fo:country="RU" style:font-name-asian="Arial CYR" style:font-size-asian="12pt" style:language-asian="ru" style:country-asian="RU" style:font-name-complex="Arial CYR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1.111cm" fo:margin-bottom="1.931cm" fo:margin-left="1.773cm" fo:margin-right="2.01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title>QSP-плеер. Описание</dc:title>
    <dc:creator>pavel pavel</dc:creator>
    <dc:date>2009-08-15T13:17:47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3" meta:paragraph-count="20" meta:word-count="293" meta:character-count="2115"/>
  </office:meta>
</office:document-meta>
</file>